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077f8b" officeooo:paragraph-rsid="00077f8b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1pt" fo:font-style="italic" fo:font-weight="normal" officeooo:rsid="00077f8b" officeooo:paragraph-rsid="00077f8b" style:font-size-asian="9.60000038146973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fo:font-size="11pt" fo:font-style="italic" fo:font-weight="normal" officeooo:rsid="00077f8b" officeooo:paragraph-rsid="00077f8b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fo:font-size="11pt" fo:font-style="italic" fo:font-weight="normal" officeooo:rsid="00096aa2" officeooo:paragraph-rsid="00096aa2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fo:font-size="11pt" officeooo:rsid="00077f8b" officeooo:paragraph-rsid="00077f8b" style:font-size-asian="11pt" style:font-size-complex="11pt"/>
    </style:style>
    <style:style style:name="P6" style:family="paragraph" style:parent-style-name="Standard">
      <style:text-properties fo:font-size="11pt" fo:font-weight="normal" officeooo:rsid="00077f8b" officeooo:paragraph-rsid="00077f8b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4pt" officeooo:rsid="00077f8b" officeooo:paragraph-rsid="00077f8b" style:font-size-asian="12.25pt" style:font-size-complex="14pt"/>
    </style:style>
    <style:style style:name="P8" style:family="paragraph" style:parent-style-name="Standard">
      <style:text-properties fo:font-size="14pt" fo:font-weight="bold" officeooo:rsid="00077f8b" officeooo:paragraph-rsid="00077f8b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077f8b" officeooo:paragraph-rsid="00077f8b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96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Vision and Robotics Coursework 2019-2020</text:p>
      <text:p text:style-name="P8"><text:tab/><text:span text:style-name="T1">By Emma Hughes (S1802886) and Cezar Mihalcea (S1736865)</text:span></text:p>
      <text:p text:style-name="P7"/>
      <text:p text:style-name="P8">Github Repository Link</text:p>
      <text:p text:style-name="P5"/>
      <text:p text:style-name="P7"><text:a xlink:type="simple" xlink:href="https://github.com/cezarmihalcea/IVR" text:style-name="Internet_20_link" text:visited-style-name="Visited_20_Internet_20_Link"><text:span text:style-name="T2">https://github.com/cezarmihalcea/IVR</text:span></text:a></text:p>
      <text:p text:style-name="P5"/>
      <text:p text:style-name="P5"/>
      <text:p text:style-name="P8">Vision</text:p>
      <text:p text:style-name="P9"/>
      <text:p text:style-name="P2">[Discuss algorithms used for joint state estimation and target detection.]</text:p>
      <text:p text:style-name="P2">[Plot<text:span text:style-name="T3">s</text:span> of results for tracking target position vs actual position of target <text:span text:style-name="T3">(10 tests)</text:span> (one graph each for x, y and z).]</text:p>
      <text:p text:style-name="P2">[Comment on sources of error in measurements.]</text:p>
      <text:p text:style-name="P9"/>
      <text:p text:style-name="P9"/>
      <text:p text:style-name="P8">Robotics</text:p>
      <text:p text:style-name="P6"/>
      <text:p text:style-name="P3">[Results of forward kinematics calculation.]</text:p>
      <text:p text:style-name="P3">[Comment on accuracy of <text:span text:style-name="T3">forward kinematics (10 tests).]</text:span></text:p>
      <text:p text:style-name="P4">[Plots of results for robot effector position vs target (10 tests) (one graph each for x, y and z).]</text:p>
      <text:p text:style-name="P4">[Comment on accuracy of controller and sources of error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5:52.575844721</meta:creation-date>
    <dc:date>2019-11-21T18:03:29.470938321</dc:date>
    <meta:editing-duration>PT5M56S</meta:editing-duration>
    <meta:editing-cycles>1</meta:editing-cycles>
    <meta:document-statistic meta:table-count="0" meta:image-count="0" meta:object-count="0" meta:page-count="1" meta:paragraph-count="13" meta:word-count="101" meta:character-count="680" meta:non-whitespace-character-count="591"/>
    <meta:generator>LibreOffice/6.0.7.3$Linux_X86_64 LibreOffice_project/00m0$Build-3</meta:generator>
  </office:meta>
</office:document-meta>
</file>